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b6d7a8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b6d7a8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ea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a4c2f4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b6d7a8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b6d7a8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ea99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ea99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GEOPONICS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/>
          <table:table-cell table:style-name="ce9"/>
          <table:table-cell table:number-columns-repeated="1019"/>
        </table:table-row>
        <table:table-row table:style-name="ro2">
          <table:table-cell table:style-name="ce3" office:value-type="string">
            <text:p>unidades</text:p>
          </table:table-cell>
          <table:table-cell table:style-name="ce9" office:value-type="float" office:value="12">
            <text:p>12</text:p>
          </table:table-cell>
          <table:table-cell table:style-name="ce16"/>
          <table:table-cell table:style-name="ce9" table:formula="of:=[.B4]*[.B5]*0.3*[.B6]" office:value-type="float" office:value="12.96">
            <text:p>12,96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 office:value-type="float" office:value="6">
            <text:p>6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 office:value-type="float" office:value="0.6">
            <text:p>0,6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 office:value-type="float" office:value="2">
            <text:p>2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5"/>
          <table:table-cell table:style-name="ce10" table:formula="of:=[.B4]*[.B5]*[.B6]*[.B7]" office:value-type="float" office:value="86.4">
            <text:p>86,4</text:p>
          </table:table-cell>
          <table:table-cell table:style-name="ce18"/>
          <table:table-cell table:number-columns-repeated="102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HYDROPONICS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idades</text:p>
          </table:table-cell>
          <table:table-cell table:style-name="ce9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9" table:formula="of:=[.B14]*[.B15]*0.3*[.B16]" office:value-type="float" office:value="33.6">
            <text:p>33,6</text:p>
          </table:table-cell>
          <table:table-cell table:style-name="ce9" table:formula="of:=[.C14]*[.C15]*0.3*[.C16]" office:value-type="float" office:value="67.2">
            <text:p>67,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 office:value-type="float" office:value="0.7">
            <text:p>0,7</text:p>
          </table:table-cell>
          <table:table-cell table:style-name="ce16" office:value-type="float" office:value="0.7">
            <text:p>0,7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5"/>
          <table:table-cell table:style-name="ce10" table:formula="of:=[.B14]*[.B15]*[.B16]*[.B17]" office:value-type="float" office:value="224">
            <text:p>224</text:p>
          </table:table-cell>
          <table:table-cell table:style-name="ce19" table:formula="of:=[.C14]*[.C15]*[.C16]*[.C17]" office:value-type="float" office:value="448">
            <text:p>448</text:p>
          </table:table-cell>
          <table:table-cell table:number-columns-repeated="1021"/>
        </table:table-row>
        <table:table-row table:style-name="ro2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QUAPONICS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idades</text:p>
          </table:table-cell>
          <table:table-cell table:style-name="ce9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9" table:formula="of:=[.B24]*[.B25]*0.3*[.B26]" office:value-type="float" office:value="43.2">
            <text:p>43,2</text:p>
          </table:table-cell>
          <table:table-cell table:style-name="ce9" table:formula="of:=[.C24]*[.C25]*0.3*[.C26]" office:value-type="float" office:value="86.4">
            <text:p>86,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 office:value-type="float" office:value="0.9">
            <text:p>0,9</text:p>
          </table:table-cell>
          <table:table-cell table:style-name="ce16" office:value-type="float" office:value="0.9">
            <text:p>0,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4"/>
          <table:table-cell table:formula="of:=[.B24]*[.B25]*[.B26]*[.B27]" office:value-type="float" office:value="288">
            <text:p>288</text:p>
          </table:table-cell>
          <table:table-cell table:style-name="ce17" table:formula="of:=[.C24]*[.C25]*[.C26]*[.C27]" office:value-type="float" office:value="576">
            <text:p>576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peces</text:p>
          </table:table-cell>
          <table:table-cell table:style-name="ce9" table:formula="of:=156" office:value-type="float" office:value="156">
            <text:p>156</text:p>
          </table:table-cell>
          <table:table-cell table:style-name="ce16" table:formula="of:=156" office:value-type="float" office:value="156">
            <text:p>156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5"/>
          <table:table-cell table:style-name="ce10" table:formula="of:=[.B29]+[.B31]" office:value-type="float" office:value="444">
            <text:p>444</text:p>
          </table:table-cell>
          <table:table-cell table:style-name="ce19" table:formula="of:=[.C29]+[.C31]" office:value-type="float" office:value="732">
            <text:p>732</text:p>
          </table:table-cell>
          <table:table-cell table:number-columns-repeated="1021"/>
        </table:table-row>
        <table:table-row table:style-name="ro2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AEROPONICS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idades</text:p>
          </table:table-cell>
          <table:table-cell table:style-name="ce9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9" table:formula="of:=[.B38]*[.B39]*0.3*[.B40]" office:value-type="float" office:value="43.2">
            <text:p>43,2</text:p>
          </table:table-cell>
          <table:table-cell table:style-name="ce9" table:formula="of:=[.C38]*[.C39]*0.3*[.C40]" office:value-type="float" office:value="86.4">
            <text:p>86,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 office:value-type="float" office:value="0.9">
            <text:p>0,9</text:p>
          </table:table-cell>
          <table:table-cell table:style-name="ce16" office:value-type="float" office:value="0.9">
            <text:p>0,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5"/>
          <table:table-cell table:style-name="ce10" table:formula="of:=[.B38]*[.B39]*[.B40]*[.B41]" office:value-type="float" office:value="288">
            <text:p>288</text:p>
          </table:table-cell>
          <table:table-cell table:style-name="ce19" table:formula="of:=[.C38]*[.C39]*[.C40]*[.C41]" office:value-type="float" office:value="576">
            <text:p>576</text:p>
          </table:table-cell>
          <table:table-cell table:number-columns-repeated="1021"/>
        </table:table-row>
        <table:table-row table:style-name="ro2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PIRULINA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idades</text:p>
          </table:table-cell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/>
          <table:table-cell table:style-name="ce16"/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3"/>
          <table:table-cell table:style-name="ce22"/>
          <table:table-cell table:number-columns-repeated="1017"/>
        </table:table-row>
        <table:table-row table:style-name="ro2">
          <table:table-cell table:style-name="ce5"/>
          <table:table-cell table:style-name="ce10" table:formula="of:=[.B48]*[.B49]*[.B50]*[.B51]" office:value-type="float" office:value="0">
            <text:p>0</text:p>
          </table:table-cell>
          <table:table-cell table:style-name="ce20" office:value-type="float" office:value="864">
            <text:p>864</text:p>
          </table:table-cell>
          <table:table-cell table:number-columns-repeated="1021"/>
        </table:table-row>
        <table:table-row table:style-name="ro2">
          <table:table-cell/>
          <table:table-cell table:style-name="ce11"/>
          <table:table-cell table:style-name="ce21" office:value-type="float" office:value="432">
            <text:p>432</text:p>
          </table:table-cell>
          <table:table-cell table:style-name="ce9" office:value-type="string">
            <text:p>gast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MPUTER</text:p>
          </table:table-cell>
          <table:table-cell table:style-name="ce7"/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8" office:value-type="string">
            <text:p>SIN LEDS</text:p>
          </table:table-cell>
          <table:table-cell table:style-name="ce15" office:value-type="string">
            <text:p>CON LED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idades</text:p>
          </table:table-cell>
          <table:table-cell table:style-name="ce9"/>
          <table:table-cell table:style-name="ce16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osechas año</text:p>
          </table:table-cell>
          <table:table-cell table:style-name="ce9"/>
          <table:table-cell table:style-name="ce1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% eficiente</text:p>
          </table:table-cell>
          <table:table-cell table:style-name="ce9"/>
          <table:table-cell table:style-name="ce1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ecio</text:p>
          </table:table-cell>
          <table:table-cell table:style-name="ce9"/>
          <table:table-cell table:style-name="ce16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5"/>
          <table:table-cell table:style-name="ce13" table:formula="of:=[.B58]*[.B59]*[.B60]*[.B61]" office:value-type="float" office:value="0">
            <text:p>0</text:p>
          </table:table-cell>
          <table:table-cell table:style-name="ce19" table:formula="of:=[.C58]*[.C59]*[.C60]*[.C61]" office:value-type="float" office:value="640">
            <text:p>64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13:2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er eguilaz</meta:initial-creator>
    <meta:creation-date>2017-02-17T13:23:02.98</meta:creation-date>
    <dc:date>2017-02-17T13:23:43.93</dc:date>
    <dc:creator>asier eguilaz</dc:creator>
    <meta:editing-duration>PT41S</meta:editing-duration>
    <meta:editing-cycles>1</meta:editing-cycles>
    <meta:document-statistic meta:table-count="3" meta:cell-count="107" meta:object-count="0"/>
    <meta:generator>OpenOffice/4.1.3$Win32 OpenOffice.org_project/413m1$Build-9783</meta:generator>
  </office:meta>
</office:document-meta>
</file>